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OperandImpl.getSelector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OperandImpl.DynamicOperandImpl( NamePathResolver resolver , Name selec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OperandImpl.getSelecto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